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Text_20_body" style:list-style-name="L2"/>
    <style:style style:name="P8" style:family="paragraph" style:parent-style-name="Heading" style:master-page-name="Right_20_Page">
      <style:paragraph-properties style:page-number="auto"/>
    </style:style>
    <style:style style:name="P9" style:family="paragraph" style:parent-style-name="List_20_1" style:list-style-name="L2"/>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ethodische Weiterentwicklungen beim Geoprocessing von<text:tab/> <text:line-break/>Massendaten mit PostGIS</text:p>
      <text:p text:style-name="Autor">Birgit Laggner</text:p>
      <text:p text:style-name="P6">Abstract</text:p>
      <text:p text:style-name="Text_20_body"><text:span text:style-name="T4"/></text:p>
      <text:p text:style-name="Text_20_body">Am Institut für Ländliche Räume des Johann Heinrich von Thünen-Instituts werden in einer Reihe von Projekten Veränderungen in der Landnutzung im Kontext mit den räumlichen Gegebenheiten wie Umweltbedingungen und festgesetzten Schutzzielen analysiert. Dabei werden verschiedene Geodaten miteinander verknüpft und über eine Flächenstatistik ausgewertet und interpretiert.</text:p>
      <text:p text:style-name="Text_20_body">Häufigste Operation bei der Verarbeitung der Geodaten ist die Komplettverschneidung (entspricht in etwa einem Full Join der Geometrien). Dazu wurde der auf der FOSSGIS 2010 vorgestellte Ansatz weiterentwickelt und optimiert.</text:p>
      <text:p text:style-name="Text_20_body">Die Datenbereinigung vor und nach der Verarbeitung spielt für die Erzeugung eines soliden, verlässlichen Verschneidungsdatensatzes ebenfalls eine wichtige Rolle. Neben der Reparatur von invaliden Geometrien beinhaltet dies z.B. die Erkennung und Bearbeitung von Überlappungen innerhalb eines Datensatzes. Der Vortrag zeigt eine Routine, mit der auch mehrfache Überlappungen in einem Arbeitsschritt bereinigt werden können.</text:p>
      <text:p text:style-name="Text_20_body">Des weiteren entstehen bei der Verschneidung durch eng nebeneinander liegende Polygongrenzen Sliver-Polygone oder Spikes, die das Verarbeitungsprodukt unnötig komplex machen, aber keinen Erklärungswert besitzen. Im Vortrag wird eine Methode präsentiert, die entwickelt wurde, um bei der Verschneidung entstehende Sliver-Polygone zu detektieren und direkt während der Verschneidung mit größeren Verschneidungspolygonen zu verschmelzen.</text:p>
      <text:p text:style-name="Text_20_body"/>
      <text:p text:style-name="Text_20_body">Kontakt zum Autor:</text:p>
      <text:p text:style-name="Autor-Kontakt">Birgit Laggner</text:p>
      <text:p text:style-name="Autor-Kontakt">Johann Heinrich von Thünen-Institut für Ländliche Räume, Wald und Fischerei</text:p>
      <text:p text:style-name="Autor-Kontakt">Institut für Ländliche Räume</text:p>
      <text:p text:style-name="Autor-Kontakt">Bundesallee 50</text:p>
      <text:p text:style-name="Autor-Kontakt">38116 Braunschweig</text:p>
      <text:p text:style-name="Autor-Kontakt">0531 / 5965 - 240</text:p>
      <text:p text:style-name="Autor-Kontakt">birgit.laggner@vti.bund.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7.752cm" style:type="center"/>
          <style:tab-stop style:position="16.999cm" style:type="right"/>
        </style:tab-stops>
      </style:paragraph-properties>
    </style:style>
    <style:style style:name="MP4"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Autor-Nachmane: Titel oder Kurztitel<text:span text:style-name="MT1"><text:tab/></text:span></text:p>
      </style:header>
      <style:header-left>
        <text:p text:style-name="MP1"><text:span text:style-name="MT1"/></text:p>
      </style:header-left>
      <style:footer>
        <text:p text:style-name="Footer">FOSSGIS 2008 <text:tab/><text:tab/>Seite <text:page-number text:select-page="current">1</text:page-number><text:subject/></text:p>
      </style:footer>
      <style:footer-left>
        <text:p text:style-name="MP2"><text:page-count>1</text:page-count></text:p>
      </style:footer-left>
    </style:master-page>
    <style:master-page style:name="Right_20_Page" style:display-name="Right Page" style:page-layout-name="Mpm2" style:next-style-name="Left_20_Page">
      <style:header>
        <text:p text:style-name="Header">Laggner: Methodische Weiterentwicklungen beim Geoprocessing von Massendaten mit PostGIS</text:p>
      </style:header>
      <style:footer>
        <text:p text:style-name="MP3">FOSSGIS 2011<text:tab/> - <text:page-number text:select-page="current">1</text:page-number> -</text:p>
      </style:footer>
    </style:master-page>
    <style:master-page style:name="Left_20_Page" style:display-name="Left Page" style:page-layout-name="Mpm3" style:next-style-name="Right_20_Page">
      <style:header>
        <text:p text:style-name="Header">Autor-Nachmane: Titel oder Kurztitel</text:p>
      </style:header>
      <style:footer>
        <text:p text:style-name="MP4"><text:tab/>- <text:page-number text:select-page="current">1</text:page-number> -<text:tab/>FOSSGI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21$Build-9319</meta:generator>
    <meta:creation-date>2010-11-16T10:53:57</meta:creation-date>
    <meta:editing-cycles>2</meta:editing-cycles>
    <meta:editing-duration>PT00H02M15S</meta:editing-duration>
    <meta:document-statistic meta:table-count="0" meta:image-count="0" meta:object-count="0" meta:page-count="1" meta:paragraph-count="22" meta:word-count="251" meta:character-count="1983"/>
    <dc:date>2010-11-16T11:26:34</dc:date>
    <meta:user-defined meta:name="Info 1"/>
    <meta:user-defined meta:name="Info 2"/>
    <meta:user-defined meta:name="Info 3"/>
    <meta:user-defined meta:name="Info 4"/>
  </office:meta>
</office:document-meta>
</file>